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634" officeooo:paragraph-rsid="0015f63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f634" officeooo:paragraph-rsid="0015f63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62da" officeooo:paragraph-rsid="001662d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62da" officeooo:paragraph-rsid="001662d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 Chan</text:p>
      <text:p text:style-name="P1"/>
      <text:p text:style-name="P2">Final Report</text:p>
      <text:p text:style-name="P3">Pollution and Socio-Economic Factors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8:47:13.283709627</meta:creation-date>
    <dc:date>2021-06-11T08:59:15.565179766</dc:date>
    <meta:editing-duration>PT12M2S</meta:editing-duration>
    <meta:editing-cycles>3</meta:editing-cycles>
    <meta:generator>LibreOffice/7.0.6.2$Linux_X86_64 LibreOffice_project/00$Build-2</meta:generator>
    <meta:document-statistic meta:table-count="0" meta:image-count="0" meta:object-count="0" meta:page-count="1" meta:paragraph-count="3" meta:word-count="8" meta:character-count="57" meta:non-whitespace-character-count="52"/>
  </office:meta>
</office:document-meta>
</file>